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1.274cm" fo:min-width="1.786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.274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.438cm" fo:min-width="4.2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">
      <style:graphic-properties draw:fill="solid" draw:fill-color="#e6e6ff" draw:textarea-horizontal-align="justify" draw:textarea-vertical-align="middle" draw:auto-grow-height="false" fo:min-height="4.322cm" fo:min-width="3.056cm"/>
    </style:style>
    <style:style style:name="gr7" style:family="graphic" style:parent-style-name="standard" style:list-style-name="L1">
      <style:graphic-properties draw:fill="solid" draw:fill-color="#e6e6ff" draw:textarea-horizontal-align="justify" draw:textarea-vertical-align="middle" draw:auto-grow-height="false" fo:min-height="1.782cm" fo:min-width="3.05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loext:graphic-properties draw:fill="solid" draw:fill-color="#e6e6ff"/>
      <style:paragraph-properties fo:text-align="center"/>
      <style:text-properties fo:font-size="9pt" style:font-size-asian="18pt" style:font-size-complex="18pt"/>
    </style:style>
    <style:style style:name="P3" style:family="paragraph">
      <style:paragraph-properties fo:text-align="start"/>
      <style:text-properties fo:font-size="9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  <style:text-properties fo:font-size="9pt" style:font-size-asian="18pt" style:font-size-complex="18pt"/>
    </style:style>
    <style:style style:name="P6" style:family="paragraph">
      <style:text-properties fo:font-size="9pt" fo:font-style="italic" style:font-size-asian="18pt" style:font-size-complex="18pt"/>
    </style:style>
    <style:style style:name="P7" style:family="paragraph">
      <loext:graphic-properties draw:fill="none" draw:fill-color="#ffffff"/>
      <style:text-properties fo:font-size="9pt" fo:font-style="italic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18pt" style:font-size-complex="18pt"/>
    </style:style>
    <style:style style:name="P10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font-size="9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286cm" svg:height="1.524cm" svg:x="2.531cm" svg:y="2.769cm">
          <text:p text:style-name="P1"><text:span text:style-name="T1">TargetSt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1.524cm" svg:x="4.447cm" svg:y="4.801cm">
          <text:p text:style-name="P1"><text:span text:style-name="T1">ObsSeq</text:span></text:p>
          <text:list text:style-name="L2">
            <text:list-item>
              <text:p text:style-name="P3"><text:span text:style-name="T1">Filter</text:span></text:p>
            </text:list-item>
            <text:list-item>
              <text:p text:style-name="P3"><text:span text:style-name="T1">Exposure lis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674cm" svg:y1="4.293cm" svg:x2="4.447cm" svg:y2="5.563cm" draw:start-shape="id1" draw:start-glue-point="2" draw:end-shape="id2" draw:end-glue-point="3" svg:d="M3674 4293v1270h773" svg:viewBox="0 0 774 1271">
          <text:p/>
        </draw:connector>
        <draw:custom-shape draw:style-name="gr2" draw:text-style-name="P2" xml:id="id3" draw:id="id3" draw:layer="layout" svg:width="3.048cm" svg:height="1.524cm" svg:x="6.579cm" svg:y="6.833cm">
          <text:p text:style-name="P1"><text:span text:style-name="T1">E</text:span><text:span text:style-name="T1">x</text:span><text:span text:style-name="T1">p</text:span><text:span text:style-name="T1">o</text:span><text:span text:style-name="T1">s</text:span><text:span text:style-name="T1">u</text:span><text:span text:style-name="T1">r</text:span><text:span text:style-name="T1">e</text:span></text:p>
          <text:list text:style-name="L2">
            <text:list-item>
              <text:p text:style-name="P3"><text:span text:style-name="T1">F</text:span><text:span text:style-name="T1">i</text:span><text:span text:style-name="T1">l</text:span><text:span text:style-name="T1">e</text:span><text:span text:style-name="T1">n</text:span><text:span text:style-name="T1">a</text:span><text:span text:style-name="T1">m</text:span><text:span text:style-name="T1">e</text:span></text:p>
            </text:list-item>
            <text:list-item>
              <text:p text:style-name="P3"><text:span text:style-name="T1">T</text:span><text:span text:style-name="T1">h</text:span><text:span text:style-name="T1">u</text:span><text:span text:style-name="T1">m</text:span><text:span text:style-name="T1">b</text:span><text:span text:style-name="T1">n</text:span><text:span text:style-name="T1">a</text:span><text:span text:style-name="T1">i</text:span><text:span text:style-name="T1">l</text:span><text:span text:style-name="T1"> </text:span><text:span text:style-name="T1">b</text:span><text:span text:style-name="T1">o</text:span><text:span text:style-name="T1">x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971cm" svg:y1="6.325cm" svg:x2="6.579cm" svg:y2="7.595cm" draw:start-shape="id2" draw:start-glue-point="2" draw:end-shape="id3" svg:d="M5971 6325v1270h608" svg:viewBox="0 0 609 1271">
          <text:p/>
        </draw:connector>
        <draw:custom-shape draw:style-name="gr4" draw:text-style-name="P5" xml:id="id4" draw:id="id4" draw:layer="layout" svg:width="4.826cm" svg:height="0.762cm" svg:x="9.627cm" svg:y="2.769cm">
          <text:p text:style-name="P1"><text:span text:style-name="T1">Initialize_Summary_from_FIT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9.627cm" svg:y1="3.15cm" svg:x2="4.817cm" svg:y2="3.531cm" draw:start-shape="id4" draw:start-glue-point="3" draw:end-shape="id1" draw:end-glue-point="1" svg:d="M9627 3150h-2405v381h-2405" svg:viewBox="0 0 4811 382">
          <text:p/>
        </draw:connector>
        <draw:frame draw:style-name="gr5" draw:text-style-name="P7" draw:layer="layout" svg:width="5.334cm" svg:height="0.607cm" svg:x="5.055cm" svg:y="3.47cm">
          <draw:text-box>
            <text:p text:style-name="P6">SessionGlobal.all_targets[]</text:p>
          </draw:text-box>
        </draw:frame>
        <draw:frame draw:style-name="gr5" draw:text-style-name="P7" xml:id="id5" draw:id="id5" draw:layer="layout" svg:width="5.334cm" svg:height="0.607cm" svg:x="5.055cm" svg:y="1.171cm">
          <draw:text-box>
            <text:p text:style-name="P6">SessionGlobal.star_dictionary{}</text:p>
          </draw:text-box>
        </draw:frame>
        <draw:connector draw:style-name="gr3" draw:text-style-name="P4" draw:layer="layout" svg:x1="9.627cm" svg:y1="3.15cm" svg:x2="7.722cm" svg:y2="1.778cm" draw:start-shape="id4" draw:start-glue-point="3" draw:end-shape="id5" svg:d="M9627 3150h-1905v-1372" svg:viewBox="0 0 1906 1373">
          <text:p/>
        </draw:connector>
        <draw:custom-shape draw:style-name="gr6" draw:text-style-name="P10" xml:id="id6" draw:id="id6" draw:layer="layout" svg:width="3.556cm" svg:height="4.572cm" svg:x="1.753cm" svg:y="9.119cm">
          <text:p text:style-name="P8"><text:span text:style-name="T1">FitsViewer</text:span></text:p>
          <text:list text:style-name="L2">
            <text:list-item>
              <text:p text:style-name="P9"><text:span text:style-name="T1">star_list[]</text:span></text:p>
            </text:list-item>
            <text:list-item>
              <text:p text:style-name="P9"><text:span text:style-name="T1">set_center(x,y)</text:span></text:p>
            </text:list-item>
            <text:list-item>
              <text:p text:style-name="P9"><text:span text:style-name="T1">slaved_rendere</text:span><text:span text:style-name="T1">rs[]</text:span></text:p>
            </text:list-item>
            <text:list-item>
              <text:p text:style-name="P9"><text:span text:style-name="T1">slaved_views[]</text:span></text:p>
            </text:list-item>
            <text:list-item>
              <text:p text:style-name="P9"><text:span text:style-name="T1">associated_ren</text:span><text:span text:style-name="T1">derer</text:span></text:p>
            </text:list-item>
            <text:list-item>
              <text:p text:style-name="P9"><text:span text:style-name="T1">settings</text:span></text:p>
            </text:list-item>
            <text:list-item>
              <text:p text:style-name="P9"><text:span text:style-name="T1">saturated_pixel</text:span><text:span text:style-name="T1">_list[]</text:span></text:p>
            </text:list-item>
            <text:list-item>
              <text:p text:style-name="P9"><text:span text:style-name="T1">is_flipped()</text:span></text:p>
            </text:list-item>
            <text:list-item>
              <text:p text:style-name="P9"><text:span text:style-name="T1">load_file(filena</text:span><text:span text:style-name="T1">me)</text:span></text:p>
            </text:list-item>
            <text:list-item>
              <text:p text:style-name="P9"><text:span text:style-name="T1">draw_callback(</text:span><text:span text:style-name="T1">)</text:span></text:p>
            </text:list-item>
            <text:list-item>
              <text:p text:style-name="P9"><text:span text:style-name="T1">refresh_circles</text:span><text:span text:style-name="T1">_labels()</text:span></text:p>
            </text:list-item>
            <text:list-item>
              <text:p text:style-name="P9"><text:span text:style-name="T1">get_widget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3.556cm" svg:height="2.032cm" svg:x="7.341cm" svg:y="10.135cm">
          <text:p text:style-name="P8"><text:span text:style-name="T1">RendererPane</text:span></text:p>
          <text:p text:style-name="P8"><text:span text:style-name="T1">(handles all the black/</text:span></text:p>
          <text:p text:style-name="P8"><text:span text:style-name="T1">white level stuff)</text:span></text:p>
          <text:list text:style-name="L2">
            <text:list-item>
              <text:p text:style-name="P9"><text:span text:style-name="T1">associated_FITSViewer</text:span></text:p>
            </text:list-item>
            <text:list-item>
              <text:p text:style-name="P9"><text:span text:style-name="T1">widget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309cm" svg:y1="11.405cm" svg:x2="7.341cm" svg:y2="11.151cm" draw:start-shape="id6" draw:start-glue-point="1" draw:end-shape="id7" svg:d="M5309 11405h1007v-254h1025" svg:viewBox="0 0 2033 255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</meta:initial-creator>
    <meta:creation-date>2021-04-11T09:54:35.733433551</meta:creation-date>
    <dc:date>2021-04-11T10:27:10.687662319</dc:date>
    <dc:creator>Mark </dc:creator>
    <meta:editing-duration>PT12M25S</meta:editing-duration>
    <meta:editing-cycles>2</meta:editing-cycles>
    <meta:generator>LibreOffice/6.0.4.2$Linux_X86_64 LibreOffice_project/9b0d9b32d5dcda91d2f1a96dc04c645c450872bf</meta:generator>
    <meta:document-statistic meta:object-count="36"/>
  </office:meta>
</office:document-meta>
</file>